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3" style:family="paragraph">
      <style:paragraph-properties fo:break-before="page"/>
    </style:style>
    <style:style style:name="P2" style:parent-style-name="Normal" style:family="paragraph">
      <style:text-properties fo:font-style="italic" style:font-style-asian="italic" style:font-style-complex="italic"/>
    </style:style>
    <style:style style:name="P3" style:parent-style-name="Normal" style:list-style-name="LFO4" style:family="paragraph"/>
    <style:style style:name="P4" style:parent-style-name="Normal" style:list-style-name="LFO4" style:family="paragraph"/>
    <style:style style:name="P5" style:parent-style-name="Normal" style:list-style-name="LFO4" style:family="paragraph"/>
    <style:style style:name="P6" style:parent-style-name="Normal" style:list-style-name="LFO4" style:family="paragraph"/>
    <style:style style:name="P7" style:parent-style-name="Normal" style:list-style-name="LFO4" style:family="paragraph"/>
    <style:style style:name="P8" style:parent-style-name="Normal" style:list-style-name="LFO4" style:family="paragraph"/>
  </office:automatic-styles>
  <office:body>
    <office:text text:use-soft-page-breaks="true">
      <text:list text:style-name="LFO3" text:continue-numbering="true">
        <text:list-item>
          <text:p text:style-name="P1">ELECTRONIC TRANSACTIONS FOR ALL. Grin’s slogan<text:s/>goes back to the raison d’être of Bitcoin and the cypher punks who created it:</text:p>
        </text:list-item>
      </text:list>
      <text:p text:style-name="P2">"Electronic transactions for all. Without censorship or restrictions. Grin is designed for the decades to come, not just tomorrow. Grin wants to be usable by everyone — regardless of borders, culture, skills or access.”</text:p>
      <text:list text:style-name="LFO4" text:continue-numbering="true">
        <text:list-item>
          <text:p text:style-name="P3">SAFE TO USE. Transactions are made through communication between wallets. This interactivity makes it impossible to accidentally send GRIN to<text:s/>an address that is not in use. Transactions<text:s/>are therefore like<text:s/>bank transfers, if the<text:s/>address is not from an active online user the transaction will be<text:s/>cancelled.</text:p>
        </text:list-item>
        <text:list-item>
          <text:p text:style-name="P4">SECURE AND<text:s/>LIGHTWEIGHT. Grin stores transactions in a highly efficient<text:s/>manner making transactions cheap to validate.<text:s/>In fact, the information stored on the blockchain is so minimal<text:s/>that the full blockchain can be stored on any phone or USB stick (2 GB).<text:s/></text:p>
        </text:list-item>
        <text:list-item>
          <text:p text:style-name="P5">PRIVATE DAY TO DAY CRYPTO CURRENCY.<text:s/>Grin transactions are sent over the Tor network while transaction<text:s/>amounts are<text:s/>only known to those involved in<text:s/>the<text:s/>transaction. What<text:s/>is best, this privacy comes at no additional cost to the user.</text:p>
        </text:list-item>
        <text:list-item>
          <text:p text:style-name="P6">LOW TRANSFER FEES. Considering Grin is a privacy coin, one would expect there to be high transaction costs<text:s/>for GRIN. The opposite is the case. Grin is and always will be created at the speed of 1 Grin/second. Therefore,<text:s/>the blockchain will<text:s/>now and in the future be<text:s/>secured<text:s/>by miners without the need for high transaction<text:s/>costs. In fact, Grin<text:s/>currently<text:s/>has<text:s/>by far<text:s/>the lowest transaction fees<text:s/>of all Privacy coins on the market with an approximate transaction cost of 0.01 Grin ($0.005).</text:p>
        </text:list-item>
        <text:list-item>
          <text:p text:style-name="P7">FAIR<text:s/>DISTRIBUTION. Grin does not use an Initial Coin Offerings (ICOs) or pre-mining. Grin is and always will be distributed Fairly at 1 Grin/second<text:s/>which ensures miners<text:s/>now and in the feature are equally<text:s/>incentivised<text:s/>to secure your Grin transactions.<text:s/>Additionally, the<text:s/>linear supply of Grin<text:s/>stimulates price stability on the long run<text:s/>making Grin a great day to day<text:s/>privacy coin.</text:p>
        </text:list-item>
        <text:list-item>
          <text:p text:style-name="P8">COMMUNITY FUNDED. Grin<text:s/>is one of the very few<text:s/>purely community funded<text:s/>crypto projects.<text:s/>This funding<text:s/>model ensure<text:s/>the long levity of the<text:s/>project<text:s/>and<text:s/>makes the project independent from industry, countries and other parties that might want to influence the projects for personal gain.<text:s/>The community is<text:s/>actively<text:s/>involved<text:s/>in<text:s/>development,<text:s/>testing,<text:s/>and setting the direction of project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article-content" style:display-name="article-cont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els Zondervan</meta:initial-creator>
    <dc:creator>Niels Zondervan</dc:creator>
    <meta:creation-date>2020-07-13T17:50:00Z</meta:creation-date>
    <dc:date>2020-07-13T17:50:00Z</dc:date>
    <meta:template xlink:href="Normal.dotm" xlink:type="simple"/>
    <meta:editing-cycles>3</meta:editing-cycles>
    <meta:editing-duration>PT60S</meta:editing-duration>
    <meta:document-statistic meta:page-count="1" meta:paragraph-count="4" meta:word-count="355" meta:character-count="2379" meta:row-count="16" meta:non-whitespace-character-count="2028"/>
  </office:meta>
</office:document-meta>
</file>